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Georgia" svg:font-family="Georgia, serif"/>
    <style:font-face style:name="Lohit Devanagari1" svg:font-family="'Lohit Devanagari'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0f2283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104265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0f2283" style:font-weight-asian="normal" style:font-weight-complex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17a9c0" style:font-weight-asian="normal" style:font-weight-complex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0bdea6" style:font-size-asian="10.5pt" style:font-weight-asian="bold" style:font-size-complex="10.5pt" style:font-weight-complex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0dc213" style:font-size-asian="10.5pt" style:font-weight-asian="normal" style:font-size-complex="10.5pt" style:font-weight-complex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officeooo:paragraph-rsid="000f2283" style:font-weight-asian="bold" style:font-weight-complex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officeooo:paragraph-rsid="000dc213" style:font-size-asian="10.5pt" style:font-weight-asian="bold" style:font-size-complex="10.5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0abb49" style:font-size-asian="10.5pt" style:font-weight-asian="bold" style:font-size-complex="10.5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0bdea6" style:font-size-asian="10.5pt" style:font-weight-asian="bold" style:font-size-complex="10.5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0dc213" style:font-size-asian="10.5pt" style:font-weight-asian="bold" style:font-size-complex="10.5pt" style:font-weight-complex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17a9c0" style:font-size-asian="10.5pt" style:font-weight-asian="bold" style:font-size-complex="10.5pt" style:font-weight-complex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0f2283" style:font-size-asian="10.5pt" style:font-weight-asian="bold" style:font-size-complex="10.5pt" style:font-weight-complex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188632" style:font-size-asian="10.5pt" style:font-weight-asian="bold" style:font-size-complex="10.5pt" style:font-weight-complex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104265" style:font-size-asian="10.5pt" style:font-weight-asian="bold" style:font-size-complex="10.5pt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rsid="000f2283" officeooo:paragraph-rsid="000f2283" style:font-size-asian="10.5pt" style:font-weight-asian="bold" style:font-size-complex="10.5pt" style:font-weight-complex="bold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rsid="00188632" officeooo:paragraph-rsid="00188632" style:font-size-asian="10.5pt" style:font-weight-asian="bold" style:font-size-complex="10.5pt" style:font-weight-complex="bold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rsid="0019d80f" officeooo:paragraph-rsid="0019d80f" style:font-size-asian="10.5pt" style:font-weight-asian="bold" style:font-size-complex="10.5pt" style:font-weight-complex="bold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0f2283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0abb49" style:font-size-asian="10.5pt" style:font-weight-asian="normal" style:font-size-complex="10.5pt" style:font-weight-complex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0bdea6" style:font-size-asian="10.5pt" style:font-weight-asian="normal" style:font-size-complex="10.5pt" style:font-weight-complex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0dc213" style:font-size-asian="10.5pt" style:font-weight-asian="normal" style:font-size-complex="10.5pt" style:font-weight-complex="normal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0ec8e2" style:font-size-asian="10.5pt" style:font-weight-asian="normal" style:font-size-complex="10.5pt" style:font-weight-complex="normal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0f2283" style:font-size-asian="10.5pt" style:font-weight-asian="normal" style:font-size-complex="10.5pt" style:font-weight-complex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17a9c0" style:font-size-asian="10.5pt" style:font-weight-asian="normal" style:font-size-complex="10.5pt" style:font-weight-complex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19d80f" style:font-size-asian="10.5pt" style:font-weight-asian="normal" style:font-size-complex="10.5pt" style:font-weight-complex="normal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1d2e9a" style:font-size-asian="10.5pt" style:font-weight-asian="normal" style:font-size-complex="10.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104265" style:font-size-asian="10.5pt" style:font-weight-asian="normal" style:font-size-complex="10.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rsid="000f2283" officeooo:paragraph-rsid="000f2283" style:font-size-asian="10.5pt" style:font-weight-asian="normal" style:font-size-complex="10.5pt" style:font-weight-complex="normal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118ef0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1d2e9a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118ef0" style:font-weight-asian="normal" style:font-weight-complex="normal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1d2e9a" style:font-weight-asian="normal" style:font-weight-complex="normal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bold" officeooo:paragraph-rsid="00118ef0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bold" officeooo:paragraph-rsid="00118ef0" style:font-size-asian="10.5pt" style:font-weight-asian="bold" style:font-size-complex="10.5pt" style:font-weight-complex="bold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bold" officeooo:paragraph-rsid="00128ea4" style:font-size-asian="10.5pt" style:font-weight-asian="bold" style:font-size-complex="10.5pt" style:font-weight-complex="bold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bold" officeooo:rsid="000f2283" officeooo:paragraph-rsid="00118ef0" fo:background-color="#ffffff" style:font-size-asian="10.5pt" style:font-weight-asian="bold" style:font-size-complex="10.5pt" style:font-weight-complex="bold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paragraph-rsid="00128ea4" style:font-size-asian="10.5pt" style:font-weight-asian="normal" style:font-size-complex="10.5pt" style:font-weight-complex="normal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paragraph-rsid="00118ef0" style:font-size-asian="10.5pt" style:font-weight-asian="normal" style:font-size-complex="10.5pt" style:font-weight-complex="normal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paragraph-rsid="0017a9c0" style:font-size-asian="10.5pt" style:font-weight-asian="normal" style:font-size-complex="10.5pt" style:font-weight-complex="normal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paragraph-rsid="001d2e9a" style:font-size-asian="10.5pt" style:font-weight-asian="normal" style:font-size-complex="10.5pt" style:font-weight-complex="normal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paragraph-rsid="001d2e9a" style:font-weight-asian="normal" style:font-weight-complex="normal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rsid="000f2283" officeooo:paragraph-rsid="00118ef0" fo:background-color="#ffffff" style:font-size-asian="10.5pt" style:font-weight-asian="normal" style:font-size-complex="10.5pt" style:font-weight-complex="normal" loext:padding="0cm" loext:border="none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18ef0" loext:padding="0cm" loext:border="none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d2e9a" loext:padding="0cm" loext:border="none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rsid="001bc5ee" officeooo:paragraph-rsid="001bc5ee" loext:padding="0cm" loext:border="none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rsid="001bc5ee" officeooo:paragraph-rsid="001bc5ee" loext:padding="0cm" loext:border="none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118ef0" loext:padding="0cm" loext:border="none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bold" officeooo:rsid="001bc5ee" officeooo:paragraph-rsid="001bc5ee" style:font-weight-asian="bold" style:font-weight-complex="bold" loext:padding="0cm" loext:border="none"/>
    </style:style>
    <style:style style:name="P5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2pt" fo:letter-spacing="normal" fo:font-style="normal" fo:font-weight="normal" officeooo:paragraph-rsid="00118ef0" loext:padding="0cm" loext:border="none"/>
    </style:style>
    <style:style style:name="P5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2pt" fo:letter-spacing="normal" fo:font-style="normal" fo:font-weight="normal" officeooo:paragraph-rsid="001bc5ee" style:font-size-asian="10.5pt" style:font-weight-asian="normal" style:font-size-complex="10.5pt" style:font-weight-complex="normal" loext:padding="0cm" loext:border="none"/>
    </style:style>
    <style:style style:name="P5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normal" officeooo:paragraph-rsid="00118ef0" style:font-size-asian="10.5pt" style:font-size-complex="10.5pt" loext:padding="0cm" loext:border="none"/>
    </style:style>
    <style:style style:name="P5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normal" officeooo:paragraph-rsid="0017a9c0" style:font-size-asian="10.5pt" style:font-size-complex="10.5pt" loext:padding="0cm" loext:border="none"/>
    </style:style>
    <style:style style:name="P5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normal" officeooo:paragraph-rsid="001bc5ee" style:font-size-asian="10.5pt" style:font-weight-asian="normal" style:font-size-complex="10.5pt" style:font-weight-complex="normal" loext:padding="0cm" loext:border="none"/>
    </style:style>
    <style:style style:name="P5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normal" officeooo:paragraph-rsid="0017a9c0" loext:padding="0cm" loext:border="none"/>
    </style:style>
    <style:style style:name="P5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normal" officeooo:paragraph-rsid="001bc5ee" loext:padding="0cm" loext:border="none"/>
    </style:style>
    <style:style style:name="P5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bold" officeooo:paragraph-rsid="001bc5ee" style:font-size-asian="10.5pt" style:font-weight-asian="bold" style:font-size-complex="10.5pt" style:font-weight-complex="bold" loext:padding="0cm" loext:border="none"/>
    </style:style>
    <style:style style:name="P58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26358d" loext:padding="0cm" loext:border="none"/>
    </style:style>
    <style:style style:name="P59" style:family="paragraph" style:parent-style-name="Standard">
      <style:paragraph-properties fo:line-height="115%"/>
      <style:text-properties officeooo:paragraph-rsid="0026358d"/>
    </style:style>
    <style:style style:name="P6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17a9c0" style:font-size-asian="10.5pt" style:font-weight-asian="bold" style:font-size-complex="10.5pt" style:font-weight-complex="bold" loext:padding="0cm" loext:border="none"/>
    </style:style>
    <style:style style:name="P6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104265" style:font-size-asian="10.5pt" style:font-weight-asian="bold" style:font-size-complex="10.5pt" style:font-weight-complex="bold" loext:padding="0cm" loext:border="none"/>
    </style:style>
    <style:style style:name="P6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paragraph-rsid="001d2e9a" style:font-size-asian="10.5pt" style:font-weight-asian="bold" style:font-size-complex="10.5pt" style:font-weight-complex="bold" loext:padding="0cm" loext:border="none"/>
    </style:style>
    <style:style style:name="P6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rsid="0021433f" officeooo:paragraph-rsid="0021433f" style:font-size-asian="10.5pt" style:font-weight-asian="bold" style:font-size-complex="10.5pt" style:font-weight-complex="bold" loext:padding="0cm" loext:border="none"/>
    </style:style>
    <style:style style:name="P6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bold" officeooo:rsid="002c6812" officeooo:paragraph-rsid="002c6812" style:font-size-asian="10.5pt" style:font-weight-asian="bold" style:font-size-complex="10.5pt" style:font-weight-complex="bold" loext:padding="0cm" loext:border="none"/>
    </style:style>
    <style:style style:name="P6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" fo:font-size="10.5pt" fo:letter-spacing="normal" fo:font-style="normal" fo:font-weight="normal" officeooo:paragraph-rsid="001d2e9a" style:font-size-asian="10.5pt" style:font-weight-asian="normal" style:font-size-complex="10.5pt" style:font-weight-complex="normal" loext:padding="0cm" loext:border="none"/>
    </style:style>
    <style:style style:name="P6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paragraph-rsid="00128ea4" style:font-size-asian="10.5pt" style:font-weight-asian="normal" style:font-size-complex="10.5pt" style:font-weight-complex="normal" loext:padding="0cm" loext:border="none"/>
    </style:style>
    <style:style style:name="P6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paragraph-rsid="001d2e9a" style:font-size-asian="10.5pt" style:font-weight-asian="normal" style:font-size-complex="10.5pt" style:font-weight-complex="normal" loext:padding="0cm" loext:border="none"/>
    </style:style>
    <style:style style:name="P6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0.5pt" fo:letter-spacing="normal" fo:font-style="normal" fo:font-weight="normal" officeooo:paragraph-rsid="00118ef0" style:font-size-asian="10.5pt" style:font-weight-asian="normal" style:font-size-complex="10.5pt" style:font-weight-complex="normal" loext:padding="0cm" loext:border="none"/>
    </style:style>
    <style:style style:name="P6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1d2e9a" loext:padding="0cm" loext:border="none"/>
    </style:style>
    <style:style style:name="P7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paragraph-rsid="001d2e9a" style:font-weight-asian="normal" style:font-weight-complex="normal" loext:padding="0cm" loext:border="none"/>
    </style:style>
    <style:style style:name="P7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bold" officeooo:paragraph-rsid="0017a9c0" style:font-size-asian="10.5pt" style:font-weight-asian="bold" style:font-size-complex="10.5pt" style:font-weight-complex="bold" loext:padding="0cm" loext:border="none"/>
    </style:style>
    <style:style style:name="P7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normal" officeooo:paragraph-rsid="0017a9c0" style:font-size-asian="10.5pt" style:font-weight-asian="normal" style:font-size-complex="10.5pt" style:font-weight-complex="normal" loext:padding="0cm" loext:border="none"/>
    </style:style>
    <style:style style:name="P7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0.5pt" fo:letter-spacing="normal" fo:font-style="normal" fo:font-weight="normal" officeooo:rsid="001bc5ee" officeooo:paragraph-rsid="001bc5ee" style:font-size-asian="10.5pt" style:font-weight-asian="normal" style:font-size-complex="10.5pt" style:font-weight-complex="normal" loext:padding="0cm" loext:border="none"/>
    </style:style>
    <style:style style:name="P7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Georgia" fo:font-size="12pt" fo:letter-spacing="normal" fo:font-style="normal" fo:font-weight="normal" officeooo:paragraph-rsid="001bc5ee" style:font-size-asian="10.5pt" style:font-weight-asian="normal" style:font-size-complex="10.5pt" style:font-weight-complex="normal" loext:padding="0cm" loext:border="none"/>
    </style:style>
    <style:style style:name="T1" style:family="text">
      <style:text-properties officeooo:rsid="000abb49"/>
    </style:style>
    <style:style style:name="T2" style:family="text">
      <style:text-properties fo:font-size="12pt" officeooo:rsid="001bc5ee" style:font-size-asian="10.5pt" style:font-weight-asian="normal" style:font-size-complex="10.5pt" style:font-weight-complex="normal"/>
    </style:style>
    <style:style style:name="T3" style:family="text">
      <style:text-properties fo:font-size="12pt" officeooo:rsid="002a8419" style:font-size-asian="10.5pt" style:font-weight-asian="normal" style:font-size-complex="10.5pt" style:font-weight-complex="normal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weight="bold" officeooo:rsid="001bc5ee" style:font-weight-asian="bold" style:font-weight-complex="bold"/>
    </style:style>
    <style:style style:name="T6" style:family="text">
      <style:text-properties fo:font-size="12pt" fo:font-weight="bold" officeooo:rsid="001bc5ee" style:font-size-asian="10.5pt" style:font-weight-asian="bold" style:font-size-complex="10.5pt" style:font-weight-complex="bold"/>
    </style:style>
    <style:style style:name="T7" style:family="text">
      <style:text-properties officeooo:rsid="000bdea6"/>
    </style:style>
    <style:style style:name="T8" style:family="text">
      <style:text-properties officeooo:rsid="000dc213"/>
    </style:style>
    <style:style style:name="T9" style:family="text">
      <style:text-properties style:font-size-asian="10.5pt" style:font-weight-asian="bold" style:font-size-complex="10.5pt" style:font-weight-complex="bold"/>
    </style:style>
    <style:style style:name="T10" style:family="text">
      <style:text-properties officeooo:rsid="000ec8e2" style:font-size-asian="10.5pt" style:font-weight-asian="bold" style:font-size-complex="10.5pt" style:font-weight-complex="bold"/>
    </style:style>
    <style:style style:name="T11" style:family="text">
      <style:text-properties officeooo:rsid="000f228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c6812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2283" style:font-weight-asian="bold" style:font-weight-complex="bold"/>
    </style:style>
    <style:style style:name="T16" style:family="text">
      <style:text-properties fo:font-weight="bold" officeooo:rsid="0017a9c0" style:font-weight-asian="bold" style:font-weight-complex="bold"/>
    </style:style>
    <style:style style:name="T17" style:family="text">
      <style:text-properties fo:font-weight="bold" style:font-size-asian="10.5pt" style:font-weight-asian="bold" style:font-size-complex="10.5pt" style:font-weight-complex="bold"/>
    </style:style>
    <style:style style:name="T18" style:family="text">
      <style:text-properties fo:font-weight="bold" officeooo:rsid="0017a9c0" style:font-size-asian="10.5pt" style:font-weight-asian="bold" style:font-size-complex="10.5pt" style:font-weight-complex="bold"/>
    </style:style>
    <style:style style:name="T19" style:family="text">
      <style:text-properties fo:font-weight="bold" officeooo:rsid="001d2e9a" style:font-size-asian="10.5pt" style:font-weight-asian="bold" style:font-size-complex="10.5pt" style:font-weight-complex="bold"/>
    </style:style>
    <style:style style:name="T20" style:family="text">
      <style:text-properties fo:font-weight="bold" fo:background-color="#ffffff" loext:char-shading-value="0" style:font-size-asian="10.5pt" style:font-weight-asian="bold" style:font-size-complex="10.5pt" style:font-weight-complex="bold"/>
    </style:style>
    <style:style style:name="T21" style:family="text">
      <style:text-properties fo:font-weight="bold" officeooo:rsid="000f2283" fo:background-color="#ffffff" loext:char-shading-value="0" style:font-weight-asian="bold" style:font-weight-complex="bold"/>
    </style:style>
    <style:style style:name="T22" style:family="text">
      <style:text-properties officeooo:rsid="00104265"/>
    </style:style>
    <style:style style:name="T23" style:family="text">
      <style:text-properties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00f2283" style:font-size-asian="10.5pt" style:font-weight-asian="bold" style:font-size-complex="10.5pt" style:font-weight-complex="bold"/>
    </style:style>
    <style:style style:name="T25" style:family="text">
      <style:text-properties fo:font-size="10.5pt" fo:font-weight="bold" officeooo:rsid="0017a9c0" style:font-size-asian="10.5pt" style:font-weight-asian="bold" style:font-size-complex="10.5pt" style:font-weight-complex="bold"/>
    </style:style>
    <style:style style:name="T26" style:family="text">
      <style:text-properties fo:font-size="10.5pt" fo:font-weight="bold" officeooo:rsid="001d2e9a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1d2e9a" style:font-size-asian="10.5pt" style:font-weight-asian="normal" style:font-size-complex="10.5pt" style:font-weight-complex="normal"/>
    </style:style>
    <style:style style:name="T28" style:family="text">
      <style:text-properties fo:font-size="10.5pt" style:font-size-asian="10.5pt" style:font-weight-asian="normal" style:font-size-complex="10.5pt" style:font-weight-complex="normal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="Georgia" fo:font-size="12pt" fo:font-style="normal" fo:font-weight="normal"/>
    </style:style>
    <style:style style:name="T32" style:family="text">
      <style:text-properties style:font-name="Georgia" fo:font-size="12pt" fo:font-style="normal" fo:font-weight="normal" officeooo:rsid="001d2e9a" style:font-weight-asian="bold" style:font-weight-complex="bold"/>
    </style:style>
    <style:style style:name="T33" style:family="text">
      <style:text-properties style:font-name="Georgia" fo:font-size="12pt" fo:font-style="normal" fo:font-weight="bold" style:font-weight-asian="bold" style:font-weight-complex="bold"/>
    </style:style>
    <style:style style:name="T34" style:family="text">
      <style:text-properties officeooo:rsid="00188632"/>
    </style:style>
    <style:style style:name="T35" style:family="text">
      <style:text-properties officeooo:rsid="0020b5b2"/>
    </style:style>
    <style:style style:name="T36" style:family="text">
      <style:text-properties fo:color="#000000" style:font-name="Calibri1" fo:font-size="12pt" fo:language="en" fo:country="US" style:font-name-asian="Calibri2" style:font-size-asian="12pt" style:font-name-complex="Calibri2" style:font-size-complex="12pt"/>
    </style:style>
    <style:style style:name="T37" style:family="text">
      <style:text-properties fo:color="#000000" style:font-name="Calibri1" fo:font-size="12pt" fo:language="en" fo:country="US" officeooo:rsid="00282f9c" style:font-name-asian="Calibri2" style:font-size-asian="12pt" style:font-name-complex="Calibri2" style:font-size-complex="12pt"/>
    </style:style>
    <style:style style:name="T38" style:family="text">
      <style:text-properties style:font-name="Calibri1" fo:language="en" fo:country="US" style:font-name-asian="Calibri2" style:font-size-asian="12pt" style:font-name-complex="Calibri2" style:font-size-complex="12pt"/>
    </style:style>
    <style:style style:name="T39" style:family="text">
      <style:text-properties officeooo:rsid="00295007"/>
    </style:style>
    <style:style style:name="T40" style:family="text">
      <style:text-properties officeooo:rsid="002c6812"/>
    </style:style>
    <style:style style:name="T41" style:family="text">
      <style:text-properties officeooo:rsid="002cb88a"/>
    </style:style>
    <text:list-style style:name="L1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postgres=# select*from customer;</text:p>
      <text:p text:style-name="Standard"><text:s/>id <text:s/>| <text:s/>name <text:s/>| contact_no | gender | <text:s text:c="6"/>email <text:s text:c="7"/>| membership_id </text:p>
      <text:p text:style-name="Standard">-----+--------+------------+--------+--------------------+---------------</text:p>
      <text:p text:style-name="Standard"><text:s/>101 | charu <text:s/>| 77777777 <text:s text:c="2"/>| F <text:s text:c="5"/>| charu@gmail.com <text:s text:c="3"/>| <text:s text:c="12"/>2</text:p>
      <text:p text:style-name="Standard"><text:s/>102 | ravi <text:s text:c="2"/>| 88888888 <text:s text:c="2"/>| M <text:s text:c="5"/>| ravi@gmail.com <text:s text:c="4"/>| <text:s text:c="12"/>1</text:p>
      <text:p text:style-name="Standard"><text:s/>103 | ranjit | 56565656 <text:s text:c="2"/>| M <text:s text:c="5"/>| ranjit@gmail.com <text:s text:c="2"/>| <text:s text:c="12"/>3</text:p>
      <text:p text:style-name="Standard"><text:s/>104 | sam <text:s text:c="3"/>| 23656665 <text:s text:c="2"/>| F <text:s text:c="5"/>| samantha@gmail.com | <text:s text:c="12"/>2</text:p>
      <text:p text:style-name="Standard"><text:s/>105 | Giri <text:s text:c="2"/>| 88885555 <text:s text:c="2"/>| M <text:s text:c="5"/>| ganesh@gmail.com <text:s text:c="2"/>| <text:s text:c="12"/>1</text:p>
      <text:p text:style-name="Standard"><text:s/>106 | amol <text:s text:c="2"/>| <text:s text:c="11"/>| M <text:s text:c="5"/>| amol@gmail.com <text:s text:c="4"/>| <text:s text:c="12"/>1</text:p>
      <text:p text:style-name="Standard">(6 rows)</text:p>
      <text:p text:style-name="Standard"/>
      <text:p text:style-name="Standard">postgres=# select*from membership;</text:p>
      <text:p text:style-name="Standard"><text:s/>id | <text:s text:c="2"/>name <text:s text:c="2"/>| start_date | <text:s/>end_date <text:s/>| discount | cost <text:s/></text:p>
      <text:p text:style-name="Standard">----+----------+------------+------------+----------+-------</text:p>
      <text:p text:style-name="Standard"><text:s text:c="2"/>1 | platinum | 2022-04-17 | 2023-04-17 | 20% <text:s text:c="5"/>| 10000</text:p>
      <text:p text:style-name="Standard"><text:s text:c="2"/>2 | gold <text:s text:c="4"/>| 2022-04-17 | 2022-04-17 | 10% <text:s text:c="5"/>| <text:s/>7000</text:p>
      <text:p text:style-name="Standard"><text:s text:c="2"/>3 | silver <text:s text:c="2"/>| 2019-04-17 | 2022-04-17 | 5% <text:s text:c="6"/>| <text:s/>5000</text:p>
      <text:p text:style-name="Standard">(3 rows)</text:p>
      <text:p text:style-name="Standard"/>
      <text:p text:style-name="P9"><text:span text:style-name="T1">1.</text:span>Write a query to fetch the customer with membership id 1 only.</text:p>
      <text:p text:style-name="Standard">postgres=# select*from customer where membership_id=1;</text:p>
      <text:p text:style-name="Standard"><text:s/>id <text:s/>| name | contact_no | gender | <text:s text:c="5"/>email <text:s text:c="6"/>| membership_id </text:p>
      <text:p text:style-name="Standard">-----+------+------------+--------+------------------+---------------</text:p>
      <text:p text:style-name="Standard"><text:s/>102 | ravi | 88888888 <text:s text:c="2"/>| M <text:s text:c="5"/>| ravi@gmail.com <text:s text:c="2"/>| <text:s text:c="12"/>1</text:p>
      <text:p text:style-name="Standard"><text:s/>105 | Giri | 88885555 <text:s text:c="2"/>| M <text:s text:c="5"/>| ganesh@gmail.com | <text:s text:c="12"/>1</text:p>
      <text:p text:style-name="Standard"><text:s/>106 | amol | <text:s text:c="11"/>| M <text:s text:c="5"/>| amol@gmail.com <text:s text:c="2"/>| <text:s text:c="12"/>1</text:p>
      <text:p text:style-name="Standard">(3 rows)</text:p>
      <text:p text:style-name="Standard"/>
      <text:p text:style-name="P9">2. Write a query to group the male and female customer</text:p>
      <text:p text:style-name="P9"/>
      <text:p text:style-name="P20"/>
      <text:p text:style-name="P20">postgres=# select name,gender from customer group by name,gender order by gender;</text:p>
      <text:p text:style-name="P20"><text:s text:c="2"/>name <text:s/>| gender </text:p>
      <text:p text:style-name="P20">--------+--------</text:p>
      <text:p text:style-name="P20"><text:s/>charu <text:s/>| F</text:p>
      <text:p text:style-name="P20"><text:s/>sam <text:s text:c="3"/>| F</text:p>
      <text:p text:style-name="P20"><text:s/>ravi <text:s text:c="2"/>| M</text:p>
      <text:p text:style-name="P20"><text:s/>amol <text:s text:c="2"/>| M</text:p>
      <text:p text:style-name="P20"><text:s/>Giri <text:s text:c="2"/>| M</text:p>
      <text:p text:style-name="P20"><text:s/>ranjit | M</text:p>
      <text:p text:style-name="P20">(6 rows)</text:p>
      <text:p text:style-name="P10"><text:span text:style-name="T1">3.</text:span>Write a query to update the % , raise it to 2% where start and end date difference is &gt;= 2 years</text:p>
      <text:p text:style-name="P5"/>
      <text:p text:style-name="P10"/>
      <text:p text:style-name="P10"><text:span text:style-name="T7">4.</text:span>Write a query to get customer having phone number starts with 7 and end with 8 &amp; , starts with 8 , ends with 6</text:p>
      <text:p text:style-name="P10"/>
      <text:p text:style-name="P21">postgres=# select *from customer where contact_no::text like '7%8' and contact_no::text like'8%6'; </text:p>
      <text:p text:style-name="P21"><text:soft-page-break/><text:s/>id | name | contact_no | gender | email | membership_id </text:p>
      <text:p text:style-name="P21">----+------+------------+--------+-------+---------------</text:p>
      <text:p text:style-name="P21">(0 rows)</text:p>
      <text:p text:style-name="P10"/>
      <text:p text:style-name="P10"/>
      <text:p text:style-name="P10"><text:span text:style-name="T7">5.</text:span>Write a SQL query to create a new table with data and structure copied from Membership table.</text:p>
      <text:p text:style-name="P10"/>
      <text:p text:style-name="P21">postgres=# create table new_membership as table membership;</text:p>
      <text:p text:style-name="P21">SELECT 3</text:p>
      <text:p text:style-name="P21">postgres=# select*from new_membership;</text:p>
      <text:p text:style-name="P21"><text:s/>id | <text:s text:c="2"/>name <text:s text:c="2"/>| start_date | <text:s/>end_date <text:s/>| discount | cost <text:s/></text:p>
      <text:p text:style-name="P21">----+----------+------------+------------+----------+-------</text:p>
      <text:p text:style-name="P21"><text:s text:c="2"/>1 | platinum | 2022-04-17 | 2023-04-17 | 20% <text:s text:c="5"/>| 10000</text:p>
      <text:p text:style-name="P21"><text:s text:c="2"/>2 | gold <text:s text:c="4"/>| 2022-04-17 | 2022-04-17 | 10% <text:s text:c="5"/>| <text:s/>7000</text:p>
      <text:p text:style-name="P21"><text:s text:c="2"/>3 | silver <text:s text:c="2"/>| 2019-04-17 | 2022-04-17 | 5% <text:s text:c="6"/>| <text:s/>5000</text:p>
      <text:p text:style-name="P21">(3 rows)</text:p>
      <text:p text:style-name="P6"/>
      <text:p text:style-name="P11"><text:span text:style-name="T8">6.</text:span>Write a SQL query to create an empty table with the similar structure as Membership table.</text:p>
      <text:p text:style-name="P8"/>
      <text:p text:style-name="P22">postgres=# create table empty_table as table membership with no data;</text:p>
      <text:p text:style-name="P22">CREATE TABLE AS</text:p>
      <text:p text:style-name="P22"/>
      <text:p text:style-name="P22">postgres=# select*from empty_table;</text:p>
      <text:p text:style-name="P22"><text:s/>id | name | start_date | end_date | discount | cost </text:p>
      <text:p text:style-name="P22">----+------+------------+----------+----------+------</text:p>
      <text:p text:style-name="P6">(0 rows)</text:p>
      <text:p text:style-name="P11"><text:span text:style-name="T8">7.</text:span>Write a SQL query to fetch records of customer where membership name is gold .</text:p>
      <text:p text:style-name="P22">postgres=# select c.*,m.name from customer c inner join membership m on c.membership_id=m.id where m.name='gold';</text:p>
      <text:p text:style-name="P22"><text:s/>id <text:s/>| name <text:s/>| contact_no | gender | <text:s text:c="6"/>email <text:s text:c="7"/>| membership_id | name </text:p>
      <text:p text:style-name="P22">-----+-------+------------+--------+--------------------+---------------+------</text:p>
      <text:p text:style-name="P22"><text:s/>101 | charu | 77777777 <text:s text:c="2"/>| F <text:s text:c="5"/>| charu@gmail.com <text:s text:c="3"/>| <text:s text:c="12"/>2 | gold</text:p>
      <text:p text:style-name="P22"><text:s/>104 | sam <text:s text:c="2"/>| 23656665 <text:s text:c="2"/>| F <text:s text:c="5"/>| samantha@gmail.com | <text:s text:c="12"/>2 | gold</text:p>
      <text:p text:style-name="P23">(2 rows)</text:p>
      <text:p text:style-name="P19"><text:span text:style-name="T10">8.</text:span><text:span text:style-name="T9">Write a SQL query to convert String to date using to_date function</text:span></text:p>
      <text:p text:style-name="P13"/>
      <text:p text:style-name="P13"><text:span text:style-name="T11">9.</text:span>Take proper use cases for all relationships &amp; create tables for one to one, many to</text:p>
      <text:list xml:id="list2479755777" text:style-name="L1">
        <text:list-header>
          <text:p text:style-name="P60">one, one to many and many to many relationship (use constraints properly<text:span text:style-name="T11">)</text:span></text:p>
        </text:list-header>
      </text:list>
      <text:p text:style-name="P12"/>
      <text:p text:style-name="P17"/>
      <text:p text:style-name="P17"/>
      <text:p text:style-name="P14"><text:span text:style-name="T34">ONE TO ONE:</text:span><text:span text:style-name="T12">practise=# create table employee(</text:span>id int primary key<text:span text:style-name="T12">,name varchar(20),city varchar(20));</text:span></text:p>
      <text:p text:style-name="P25">CREATE TABLE</text:p>
      <text:p text:style-name="P25"/>
      <text:p text:style-name="P25"><text:soft-page-break/>practise=# create table emp_aadhar(a_id int primary key,aadhar_no varchar(20) not null,<text:span text:style-name="T14">id int not null,foreign key(id) references employee(id));</text:span></text:p>
      <text:p text:style-name="P25">CREATE TABLE</text:p>
      <text:p text:style-name="P25"/>
      <text:p text:style-name="P25">practise=# select*from employee;</text:p>
      <text:p text:style-name="P25"><text:s/>id | <text:s/>name <text:s/>| <text:s text:c="2"/>city <text:s text:c="3"/></text:p>
      <text:p text:style-name="P25">----+--------+-----------</text:p>
      <text:p text:style-name="P25"><text:s/>11 | Koshik | Hyderabad</text:p>
      <text:p text:style-name="P25"><text:s/>12 | kunal <text:s/>| Pune</text:p>
      <text:p text:style-name="P25">(2 rows)</text:p>
      <text:p text:style-name="P25"/>
      <text:p text:style-name="P25">practise=# select*from emp_aadhar;</text:p>
      <text:p text:style-name="P25"><text:s/>a_id | <text:s/>aadhar_no <text:s text:c="2"/>| id </text:p>
      <text:p text:style-name="P25">------+--------------+----</text:p>
      <text:p text:style-name="P25"><text:s text:c="4"/>1 | 30427863278 <text:s/>| 11</text:p>
      <text:p text:style-name="P25"><text:s text:c="4"/>2 | 908676549821 | 12</text:p>
      <text:p text:style-name="P25">(2 rows)</text:p>
      <text:p text:style-name="P25"/>
      <text:p text:style-name="P18">ONE TO MANY:</text:p>
      <text:p text:style-name="P25">practise=# create table department(<text:span text:style-name="T14">d_id int primary key,</text:span>name varchar(20),eid int not null,foreign key(eid) references employee(id));</text:p>
      <text:p text:style-name="P25">CREATE TABLE</text:p>
      <text:p text:style-name="P26">practise=# create table employee(id int primary key,name varchar(20),city varchar(20),<text:span text:style-name="T14">d_id int not null,foreign key</text:span>(d_id) references department(d_id));</text:p>
      <text:p text:style-name="P26">CREATE TABLE</text:p>
      <text:p text:style-name="P25"/>
      <text:p text:style-name="P25">practise=# select*from department;</text:p>
      <text:p text:style-name="P25"><text:s/>d_id | <text:s text:c="5"/>name <text:s text:c="5"/></text:p>
      <text:p text:style-name="P25">------+----------------</text:p>
      <text:p text:style-name="P25"><text:s text:c="4"/>1 | Java Developer</text:p>
      <text:p text:style-name="P25"><text:s text:c="4"/>2 | Web Developer</text:p>
      <text:p text:style-name="P25">(2 rows)</text:p>
      <text:p text:style-name="P25"/>
      <text:p text:style-name="P25">practise=# select*from employee;</text:p>
      <text:p text:style-name="P25"><text:s/>id | <text:s/>name <text:s/>| <text:s text:c="2"/>city <text:s text:c="3"/>| d_id </text:p>
      <text:p text:style-name="P25">----+--------+-----------+------</text:p>
      <text:p text:style-name="P25"><text:s/>11 | Koshik | Hyderabad | <text:s text:c="3"/>1</text:p>
      <text:p text:style-name="P25"><text:s/>12 | kunal <text:s/>| Pune <text:s text:c="5"/>| <text:s text:c="3"/>2</text:p>
      <text:p text:style-name="P25"><text:s/>13 | Rahul <text:s/>| Hyderabad | <text:s text:c="3"/>1</text:p>
      <text:p text:style-name="P27">(3 rows)</text:p>
      <text:p text:style-name="P27"/>
      <text:p text:style-name="P63">Many to one: <text:span text:style-name="T13">many table is orders,one table is customers</text:span></text:p>
      <text:p text:style-name="P27">practise=# create table orders(o_id int primary key,o_name varchar(20),c_id int not null,foreign key(c_id) references customers(id));</text:p>
      <text:p text:style-name="P27">CREATE TABLE</text:p>
      <text:p text:style-name="P27">practise=# create table customers(id int primary key,c_name varchar(20));</text:p>
      <text:p text:style-name="P27">CREATE TABLE</text:p>
      <text:p text:style-name="P27"/>
      <text:p text:style-name="P27"/>
      <text:p text:style-name="P27"/>
      <text:p text:style-name="P27"/>
      <text:p text:style-name="P27"><text:soft-page-break/>practise=# select*from orders;</text:p>
      <text:p text:style-name="P27"><text:s/>o_id | <text:s text:c="4"/>o_name <text:s text:c="4"/>| c_id </text:p>
      <text:p text:style-name="P27">------+----------------+------</text:p>
      <text:p text:style-name="P27"><text:s text:c="2"/>101 | Pack of soaps <text:s/>| <text:s text:c="2"/>11</text:p>
      <text:p text:style-name="P27"><text:s text:c="2"/>102 | Dress material | <text:s text:c="2"/>12</text:p>
      <text:p text:style-name="P27"><text:s text:c="2"/>103 | Shoes <text:s text:c="9"/>| <text:s text:c="2"/>11</text:p>
      <text:p text:style-name="P27"><text:s text:c="2"/>104 | Anti-theft bag | <text:s text:c="2"/>11</text:p>
      <text:p text:style-name="P27">(4 rows)</text:p>
      <text:p text:style-name="P27">practise=# select*from customers;</text:p>
      <text:p text:style-name="P27"><text:s/>id | c_name </text:p>
      <text:p text:style-name="P27">----+--------</text:p>
      <text:p text:style-name="P27"><text:s/>11 | Raju</text:p>
      <text:p text:style-name="P27"><text:s/>12 | Rohit</text:p>
      <text:p text:style-name="P27"><text:s/>13 | Koshik</text:p>
      <text:p text:style-name="P27">(3 rows)</text:p>
      <text:p text:style-name="P64">MANY TO MANY: </text:p>
      <text:p text:style-name="P64"/>
      <text:p text:style-name="P27">students=# create table <text:span text:style-name="T14">students</text:span>(<text:span text:style-name="T14">s_id </text:span>int primary key,s_name varchar(20));</text:p>
      <text:p text:style-name="P27">CREATE TABLE</text:p>
      <text:p text:style-name="P27">students=# create table <text:span text:style-name="T14">course</text:span>(<text:span text:style-name="T14">c_id </text:span>int primary key,c_name varchar(20));</text:p>
      <text:p text:style-name="P27">CREATE TABLE</text:p>
      <text:p text:style-name="P62">students=# create table stu_course(c_id int not null,foreign key(c_id) references course(c_id),s_id int not null,foreign key(s_id) references students(s_id),<text:span text:style-name="T41">primary key(c_id,s_id)</text:span>);</text:p>
      <text:p text:style-name="P27">CREATE TABLE</text:p>
      <text:p text:style-name="P27"/>
      <text:p text:style-name="P27">students=# select*from students;</text:p>
      <text:p text:style-name="P27"><text:s/>s_id | s_name </text:p>
      <text:p text:style-name="P27">------+--------</text:p>
      <text:p text:style-name="P27"><text:s text:c="2"/>101 | Raj</text:p>
      <text:p text:style-name="P27"><text:s text:c="2"/>102 | Rahul</text:p>
      <text:p text:style-name="P27">(2 rows)</text:p>
      <text:p text:style-name="P27"/>
      <text:p text:style-name="P27">students=# select*from course;</text:p>
      <text:p text:style-name="P27"><text:s/>c_id | c_name </text:p>
      <text:p text:style-name="P27">------+--------</text:p>
      <text:p text:style-name="P27"><text:s text:c="4"/>1 | Java</text:p>
      <text:p text:style-name="P27"><text:s text:c="4"/>2 | SQL</text:p>
      <text:p text:style-name="P27">(2 rows)</text:p>
      <text:p text:style-name="P27"/>
      <text:p text:style-name="P27">students=# select*from stu_course;</text:p>
      <text:p text:style-name="P27"><text:s/>c_id | s_id </text:p>
      <text:p text:style-name="P27">------+------</text:p>
      <text:p text:style-name="P27"><text:s text:c="4"/>1 | <text:s/>101</text:p>
      <text:p text:style-name="P27"><text:s text:c="4"/>1 | <text:s/>102</text:p>
      <text:p text:style-name="P27"><text:s text:c="4"/>2 | <text:s/>101</text:p>
      <text:p text:style-name="P27">(3 rows)</text:p>
      <text:p text:style-name="P27"/>
      <text:p text:style-name="P27"/>
      <text:p text:style-name="P27"/>
      <text:p text:style-name="P27"><text:span text:style-name="T16">10</text:span><text:span text:style-name="T15">.</text:span><text:span text:style-name="T14">Create new test_constraint with 5 columns and provide queries for following</text:span></text:p>
      <text:list xml:id="list190644435856167" text:continue-numbering="true" text:style-name="L1">
        <text:list-item>
          <text:list>
            <text:list-item>
              <text:p text:style-name="P61"><text:soft-page-break/>Add unique, notnull, check, composite key, foreign key constraints on 5 table columns.</text:p>
            </text:list-item>
          </text:list>
        </text:list-item>
      </text:list>
      <text:p text:style-name="P13"/>
      <text:p text:style-name="P1"/>
      <text:p text:style-name="P1">postgres=# create table test_constraints(id int,name varchar(20),age int,salary float,manager_id int);</text:p>
      <text:p text:style-name="P1">CREATE TABLE</text:p>
      <text:p text:style-name="P1">postgres=# alter table test_constraints add unique(id);</text:p>
      <text:p text:style-name="P1">ALTER TABLE</text:p>
      <text:p text:style-name="P1">postgres=# alter table test_constraints alter name set not null;</text:p>
      <text:p text:style-name="P1">ALTER TABLE</text:p>
      <text:p text:style-name="P1">postgres=# alter table test_constraints add check(age&lt;20);</text:p>
      <text:p text:style-name="P1">ALTER TABLE</text:p>
      <text:p text:style-name="P1">postgres=# alter table test_constraints add primary key (id,manager_id);</text:p>
      <text:p text:style-name="P1">ALTER TABLE</text:p>
      <text:p text:style-name="P1">postgres=# alter table test_constraints add foreign key(manager_id) references test_constraints(id);</text:p>
      <text:p text:style-name="P2">ALTER TABLE</text:p>
      <text:p text:style-name="P2"><text:span text:style-name="T22">b.</text:span><text:span text:style-name="T23">Delete all constraints.</text:span></text:p>
      <text:p text:style-name="P15"/>
      <text:p text:style-name="P28">postgres=# alter table test_constraints drop constraint test_constraints_pkey;</text:p>
      <text:p text:style-name="P28">ALTER TABLE</text:p>
      <text:p text:style-name="P28">postgres=# alter table test_constraints drop constraint test_constraints_manager_id_fkey ;</text:p>
      <text:p text:style-name="P28">ALTER TABLE</text:p>
      <text:p text:style-name="P28">postgres=# alter table test_constraints drop constraint test_constraints_id_key ;</text:p>
      <text:p text:style-name="P28">ALTER TABLE</text:p>
      <text:p text:style-name="P28">postgres=# alter table test_constraints drop constraint test_constraints_age_check ;</text:p>
      <text:p text:style-name="P28">ALTER TABLE</text:p>
      <text:p text:style-name="P28">postgres=# alter table test_constraints alter name drop not null ;</text:p>
      <text:p text:style-name="P28">ALTER TABLE</text:p>
      <text:p text:style-name="P7"><text:span text:style-name="T22">C.</text:span>Delete table</text:p>
      <text:p text:style-name="P3">postgres=# drop table test_constraints;</text:p>
      <text:p text:style-name="P4">DROP TABLE</text:p>
      <text:p text:style-name="P4"><text:span text:style-name="T25">11</text:span><text:span text:style-name="T24">.</text:span><text:span text:style-name="T23">Write a query and difference between delete a table &amp; Truncate a table.</text:span></text:p>
      <text:p text:style-name="P24">postgres=# delete from new_membership where id=1;</text:p>
      <text:p text:style-name="P24">DELETE 1</text:p>
      <text:p text:style-name="P24">postgres=# select*from new_membership;</text:p>
      <text:p text:style-name="P24"><text:s/>id | <text:s/>name <text:s/>| start_date | <text:s/>end_date <text:s/>| discount | cost </text:p>
      <text:p text:style-name="P24">----+--------+------------+------------+----------+------</text:p>
      <text:p text:style-name="P24"><text:s text:c="2"/>2 | gold <text:s text:c="2"/>| 2022-04-17 | 2022-04-17 | 10% <text:s text:c="5"/>| 7000</text:p>
      <text:p text:style-name="P24"><text:s text:c="2"/>3 | silver | 2019-04-17 | 2022-04-17 | 5% <text:s text:c="6"/>| 5000</text:p>
      <text:p text:style-name="P24">(2 rows)</text:p>
      <text:p text:style-name="P24"/>
      <text:p text:style-name="P24">postgres=# truncate new_membership;</text:p>
      <text:p text:style-name="P24">TRUNCATE TABLE</text:p>
      <text:p text:style-name="P24">postgres=# select*from new_membership;</text:p>
      <text:p text:style-name="P24"><text:s/>id | name | start_date | end_date | discount | cost </text:p>
      <text:p text:style-name="P24">----+------+------------+----------+----------+------</text:p>
      <text:p text:style-name="P24">(0 rows)</text:p>
      <text:p text:style-name="P13"><text:soft-page-break/></text:p>
      <text:p text:style-name="P16">Difference between delete and truncate:</text:p>
      <text:p text:style-name="P16"/>
      <text:p text:style-name="P16">Delete: <text:span text:style-name="T12">It deletes the data in table for a particular record</text:span></text:p>
      <text:p text:style-name="P16">Truncate<text:span text:style-name="T12">: It empty the full table with no data even a single record also.</text:span></text:p>
      <text:p text:style-name="P29"/>
      <text:p text:style-name="P34">Relationships:</text:p>
      <text:p text:style-name="P34"/>
      <text:p text:style-name="P30"><text:span text:style-name="T30">Requirement</text:span>: Maintain the data of Pharmacies and the medicine in a city</text:p>
      <text:p text:style-name="P44"> <text:span text:style-name="T31">Queries:</text:span></text:p>
      <text:p text:style-name="P46"><text:span text:style-name="T33">one to many</text:span><text:span text:style-name="T31">: city to pharmacies</text:span></text:p>
      <text:p text:style-name="P46"><text:span text:style-name="T33">many to many</text:span><text:span text:style-name="T31">:pharamacies to medicines</text:span></text:p>
      <text:p text:style-name="P47"/>
      <text:p text:style-name="P59"><text:span text:style-name="T36">test2=# create table city(id int primary key,name varchar not null);</text:span></text:p>
      <text:p text:style-name="P59"><text:span text:style-name="T36">CREATE TABLE</text:span></text:p>
      <text:p text:style-name="P59"><text:span text:style-name="T36">test2=# create table pharmacy(id int primary key,name varchar not null,c_id int not null,</text:span></text:p>
      <text:p text:style-name="P59"><text:span text:style-name="T36">test2(# foreign key(c_id) references city(id));</text:span></text:p>
      <text:p text:style-name="P59"><text:span text:style-name="T36">CREATE TABLE</text:span></text:p>
      <text:p text:style-name="P59"><text:span text:style-name="T36">test2=# create table medicine(id int primary key,name varchar not null,cost int not null);</text:span></text:p>
      <text:p text:style-name="P59"><text:span text:style-name="T36">CREATE TABLE</text:span></text:p>
      <text:p text:style-name="P59"><text:span text:style-name="T36">test2=# create table p_</text:span><text:span text:style-name="T37">med</text:span><text:span text:style-name="T36">(p_id int,m_id int,foreign key(p_id) references pharmacy(id),</text:span></text:p>
      <text:p text:style-name="P59"><text:span text:style-name="T36">foreign key(m_id) references medicine(id),primary key(p_id,m_id));</text:span></text:p>
      <text:p text:style-name="P58"><text:span text:style-name="T38">CREATE TABLE</text:span></text:p>
      <text:p text:style-name="P58"><text:span text:style-name="T38"/></text:p>
      <text:p text:style-name="P58"><text:span text:style-name="T38"/></text:p>
      <text:p text:style-name="P45"><text:span text:style-name="T32">1.</text:span><text:span text:style-name="T33">Find all pharmacies in a city</text:span></text:p>
      <text:p text:style-name="P32">practise=# select*from pharmacies <text:s/>join city using(c_id) where c_name='Hyderabad';</text:p>
      <text:p text:style-name="P32"><text:s/>c_id | p_id | <text:s text:c="5"/>p_name <text:s text:c="6"/>| <text:s/>c_name <text:s text:c="2"/></text:p>
      <text:p text:style-name="P32">------+------+-------------------+-----------</text:p>
      <text:p text:style-name="P32"><text:s text:c="4"/>1 | <text:s text:c="2"/>11 | Hari pharmacies <text:s text:c="2"/>| Hyderabad</text:p>
      <text:p text:style-name="P32"><text:s text:c="4"/>1 | <text:s text:c="2"/>12 | Apollo pharmacies | Hyderabad</text:p>
      <text:p text:style-name="P33">(2 rows)</text:p>
      <text:p text:style-name="P31"><text:span text:style-name="T27">2.</text:span><text:span text:style-name="T23">Should be able to search a medicine name and see the details of medicine and the cost of the medicine across all the pharmacies in the city</text:span></text:p>
      <text:p text:style-name="P41"/>
      <text:p text:style-name="P41">practise=# select c.*,p.p_name pharmacy,m.m_name medicine from city c inner join pharmacies p on c.c_id=p.c_id inner join p_med pm on p.p_id=pm.p_id inner join medicines m on pm.m_id=m.m_id where m.m_name='paracetmol' ;</text:p>
      <text:p text:style-name="P41"><text:s/>c_id | <text:s/>c_name <text:s text:c="2"/>| <text:s text:c="4"/>pharmacy <text:s text:c="5"/>| <text:s/>medicine <text:s/></text:p>
      <text:p text:style-name="P41">------+-----------+-------------------+------------</text:p>
      <text:p text:style-name="P41"><text:s text:c="4"/>1 | Hyderabad | Hari pharmacies <text:s text:c="2"/>| paracetmol</text:p>
      <text:p text:style-name="P41"><text:soft-page-break/><text:s text:c="4"/>1 | Hyderabad | Apollo pharmacies | paracetmol</text:p>
      <text:p text:style-name="P41"><text:s text:c="4"/>2 | Pune <text:s text:c="5"/>| Gowri pharmacies <text:s/>| paracetmol</text:p>
      <text:p text:style-name="P41">(3 ro<text:span text:style-name="T39">ws)</text:span></text:p>
      <text:p text:style-name="P56"><text:span text:style-name="T3">3</text:span><text:span text:style-name="T2">.</text:span><text:span text:style-name="T17">Find the cities which is having highest and lowest count of pharmacies</text:span></text:p>
      <text:p text:style-name="P73">practise=# select c_name,count(p_name),max(p_name),min(p_name) from city join pharmacies using(c_id) group by c_name having count(p_name)&gt;1;</text:p>
      <text:p text:style-name="P73"><text:s text:c="2"/>c_name <text:s text:c="2"/>| count | <text:s text:c="6"/>max <text:s text:c="6"/>| <text:s text:c="7"/>min <text:s text:c="7"/></text:p>
      <text:p text:style-name="P73">-----------+-------+-----------------+-------------------</text:p>
      <text:p text:style-name="P73"><text:s/>Hyderabad | <text:s text:c="4"/>2 | Hari pharmacies | Apollo pharmacies</text:p>
      <text:p text:style-name="P73">(1 row)</text:p>
      <text:p text:style-name="P56"><text:span text:style-name="T5">4.</text:span><text:span text:style-name="T17">Find all medicines available in a city</text:span></text:p>
      <text:p text:style-name="P51"/>
      <text:p text:style-name="P51">practise=# select * from city c inner join pharmacies p on c.c_id=p.c_id inner join p_med pm on p.p_id=pm.p_id inner join medicines m on pm.m_id=m.m_id where c.c_name='Hyderabad' ;</text:p>
      <text:p text:style-name="P51"><text:s/>c_id | <text:s/>c_name <text:s text:c="2"/>| p_id | <text:s text:c="5"/>p_name <text:s text:c="6"/>| c_id | p_id | m_id | m_id | <text:s text:c="2"/>m_name <text:s text:c="2"/>| cost </text:p>
      <text:p text:style-name="P51">------+-----------+------+-------------------+------+------+------+------+------------+------</text:p>
      <text:p text:style-name="P51"><text:s text:c="4"/>1 | Hyderabad | <text:s text:c="2"/>11 | Hari pharmacies <text:s text:c="2"/>| <text:s text:c="3"/>1 | <text:s text:c="2"/>11 | <text:s/>101 | <text:s/>101 | paracetmol | <text:s text:c="2"/>50</text:p>
      <text:p text:style-name="P51"><text:s text:c="4"/>1 | Hyderabad | <text:s text:c="2"/>11 | Hari pharmacies <text:s text:c="2"/>| <text:s text:c="3"/>1 | <text:s text:c="2"/>11 | <text:s/>102 | <text:s/>102 | dollo <text:s text:c="5"/>| <text:s text:c="2"/>40</text:p>
      <text:p text:style-name="P51"><text:s text:c="4"/>1 | Hyderabad | <text:s text:c="2"/>11 | Hari pharmacies <text:s text:c="2"/>| <text:s text:c="3"/>1 | <text:s text:c="2"/>11 | <text:s/>103 | <text:s/>103 | aspirin <text:s text:c="3"/>| <text:s/>150</text:p>
      <text:p text:style-name="P51"><text:s text:c="4"/>1 | Hyderabad | <text:s text:c="2"/>11 | Hari pharmacies <text:s text:c="2"/>| <text:s text:c="3"/>1 | <text:s text:c="2"/>11 | <text:s/>105 | <text:s/>105 | vitamin-E <text:s/>| <text:s/>200</text:p>
      <text:p text:style-name="P51"><text:s text:c="4"/>1 | Hyderabad | <text:s text:c="2"/>12 | Apollo pharmacies | <text:s text:c="3"/>1 | <text:s text:c="2"/>12 | <text:s/>101 | <text:s/>101 | paracetmol | <text:s text:c="2"/>50</text:p>
      <text:p text:style-name="P51"><text:s text:c="4"/>1 | Hyderabad | <text:s text:c="2"/>12 | Apollo pharmacies | <text:s text:c="3"/>1 | <text:s text:c="2"/>12 | <text:s/>102 | <text:s/>102 | dollo <text:s text:c="5"/>| <text:s text:c="2"/>40</text:p>
      <text:p text:style-name="P51"><text:s text:c="4"/>1 | Hyderabad | <text:s text:c="2"/>12 | Apollo pharmacies | <text:s text:c="3"/>1 | <text:s text:c="2"/>12 | <text:s/>104 | <text:s/>104 | Glygid mv <text:s/>| <text:s/>180</text:p>
      <text:p text:style-name="P51">(7 rows)</text:p>
      <text:p text:style-name="P51"/>
      <text:p text:style-name="P56"><text:span text:style-name="T6">5.</text:span><text:span text:style-name="T17">Find the pharmacy which got highest and lowest count of medicine across all the cities</text:span></text:p>
      <text:p text:style-name="P57"/>
      <text:p text:style-name="P57"/>
      <text:p text:style-name="P34">Functions</text:p>
      <text:p text:style-name="P34"/>
      <text:p text:style-name="P34">Employee:</text:p>
      <text:p text:style-name="P30">id,</text:p>
      <text:p text:style-name="P30">first name,</text:p>
      <text:p text:style-name="P30">last name,</text:p>
      <text:p text:style-name="P30">email,</text:p>
      <text:p text:style-name="P30">personal email,</text:p>
      <text:p text:style-name="P30"><text:soft-page-break/>salary,</text:p>
      <text:p text:style-name="P30">designation</text:p>
      <text:p text:style-name="P30"/>
      <text:p text:style-name="P34">Designation</text:p>
      <text:p text:style-name="P30">id, </text:p>
      <text:p text:style-name="P31">name</text:p>
      <text:p text:style-name="P31"><text:span text:style-name="T26">1.</text:span><text:span text:style-name="T23">Write a user defined function to get per day Salary( Salary / 30) and annual salary (Salary * 12) of all employees along the employee and their designation details</text:span></text:p>
      <text:p text:style-name="P35"/>
      <text:p text:style-name="P39">students=# create or replace function emp_update(out edesg varchar,out esalary int,out asalary int) <text:s/>as</text:p>
      <text:p text:style-name="P39">$$</text:p>
      <text:p text:style-name="P39">begin</text:p>
      <text:p text:style-name="P39">select designation,salary/30 as per_sal,salary*12 as annual_sal into edesg,esalary,asalary from employee;</text:p>
      <text:p text:style-name="P39">end;</text:p>
      <text:p text:style-name="P39">$$ language plpgsql;</text:p>
      <text:p text:style-name="P39">CREATE FUNCTION</text:p>
      <text:p text:style-name="P39">students=# select emp_update();</text:p>
      <text:p text:style-name="P39"><text:s text:c="10"/>emp_update <text:s text:c="9"/></text:p>
      <text:p text:style-name="P39">------------------------------</text:p>
      <text:p text:style-name="P39"><text:s/>("web developer",667,240000)</text:p>
      <text:p text:style-name="P41">(1 row)</text:p>
      <text:p text:style-name="P42"><text:span text:style-name="T19">2.</text:span><text:span text:style-name="T17">Write a user defined function to get full name of employees by concatenating the first name &amp; last name</text:span><text:span text:style-name="T4"> </text:span></text:p>
      <text:p text:style-name="P50"/>
      <text:p text:style-name="P52">students=# create or replace function concat_name(in eid int,out full_name varchar) as $$</text:p>
      <text:p text:style-name="P52">begin</text:p>
      <text:p text:style-name="P52">select id,concat(first_name||' '||last_name) into eid, full_name from employee where id=eid;</text:p>
      <text:p text:style-name="P52">end; $$ language plpgsql;</text:p>
      <text:p text:style-name="P52">CREATE FUNCTION</text:p>
      <text:p text:style-name="P52">students=# select concat_name(1);</text:p>
      <text:p text:style-name="P52"><text:s/>concat_name </text:p>
      <text:p text:style-name="P52">-------------</text:p>
      <text:p text:style-name="P52"><text:s/>ajay sharma</text:p>
      <text:p text:style-name="P52">(1 row)</text:p>
      <text:p text:style-name="P52"/>
      <text:p text:style-name="P52">students=# select concat_name(2);</text:p>
      <text:p text:style-name="P52"><text:s/>concat_name </text:p>
      <text:p text:style-name="P52">-------------</text:p>
      <text:p text:style-name="P52"><text:s/>ajith singh</text:p>
      <text:p text:style-name="P53">(1 row)</text:p>
      <text:p text:style-name="P55"><text:span text:style-name="T18">3.</text:span><text:span text:style-name="T17">Write a function to find the max length of the value in a table column as per the column name given in input param. eg: if user inputs "email" then the max length of email column should result. </text:span><text:span text:style-name="T20">if user inputs "first name" then the max length of first name column</text:span><text:span text:style-name="T17"> should result. Column name should the input param</text:span></text:p>
      <text:p text:style-name="P71"/>
      <text:p text:style-name="P71"><text:soft-page-break/></text:p>
      <text:p text:style-name="P71"/>
      <text:p text:style-name="P72">students=# create or replace function get_max1(in semail varchar) returns</text:p>
      <text:p text:style-name="P72">void as $$</text:p>
      <text:p text:style-name="P72">begin</text:p>
      <text:p text:style-name="P72">select email,max(length(email)) into semail from employee where</text:p>
      <text:p text:style-name="P72">email=semail group by email;</text:p>
      <text:p text:style-name="P72">end ;</text:p>
      <text:p text:style-name="P72">$$ language plpgsql;</text:p>
      <text:p text:style-name="P72">CREATE FUNCTION</text:p>
      <text:p text:style-name="P72">students=# select get_max1('ajith@gmail.com');</text:p>
      <text:p text:style-name="P72"><text:s/>get_max1 </text:p>
      <text:p text:style-name="P72">----------</text:p>
      <text:p text:style-name="P72"><text:s/></text:p>
      <text:p text:style-name="P72">(1 row)</text:p>
      <text:p text:style-name="P55"><text:span text:style-name="T18">4.</text:span><text:span text:style-name="T17">Write a function to return employees count whose </text:span><text:span text:style-name="T20">personal emails</text:span><text:span text:style-name="T17"> contains "@yahoo.com"</text:span></text:p>
      <text:p text:style-name="P36"/>
      <text:p text:style-name="P38">students=# create function count_email2()</text:p>
      <text:p text:style-name="P38"><text:s/>returns int</text:p>
      <text:p text:style-name="P38"><text:s/>as $$</text:p>
      <text:p text:style-name="P38"><text:s/>declare count int;</text:p>
      <text:p text:style-name="P38"><text:s/>begin</text:p>
      <text:p text:style-name="P38"><text:s/>select count(personal_email) into count from employee where personal_email like '%@yahoo.com';</text:p>
      <text:p text:style-name="P38"><text:s/>return count;</text:p>
      <text:p text:style-name="P38">end;</text:p>
      <text:p text:style-name="P38"><text:s/>$$ language plpgsql;</text:p>
      <text:p text:style-name="P38">CREATE FUNCTION</text:p>
      <text:p text:style-name="P38">students=# select count_email2();</text:p>
      <text:p text:style-name="P38"><text:s/>count_email2 </text:p>
      <text:p text:style-name="P38">--------------</text:p>
      <text:p text:style-name="P38"><text:s text:c="12"/>2</text:p>
      <text:p text:style-name="P38">(1 row)</text:p>
      <text:p text:style-name="P38"/>
      <text:p text:style-name="P40"><text:span text:style-name="T16">5.</text:span><text:span text:style-name="T15">Write function to get the results of each department the count of employees for that department. The department name in results should show in </text:span><text:span text:style-name="T21">upper case format</text:span></text:p>
      <text:p text:style-name="P37"/>
      <text:p text:style-name="P43">students=# create or replace function upper_dept_count(out _dep int, out _upper varchar) as $$</text:p>
      <text:p text:style-name="P43">begin</text:p>
      <text:p text:style-name="P43">select count(designation),upper(designation) into _dep,_upper from employee group by designation;</text:p>
      <text:p text:style-name="P43">end; $$ language plpgsql;</text:p>
      <text:p text:style-name="P43">CREATE FUNCTION</text:p>
      <text:p text:style-name="P43">students=# select*from upper_dept_count();</text:p>
      <text:p text:style-name="P43"><text:s/>_dep | <text:s text:c="4"/>_upper <text:s text:c="4"/></text:p>
      <text:p text:style-name="P43">------+----------------</text:p>
      <text:p text:style-name="P43"><text:s text:c="4"/>2 | JAVA DEVELOPER</text:p>
      <text:p text:style-name="P43"><text:s text:c="4"/></text:p>
      <text:p text:style-name="P43"><text:soft-page-break/>(<text:span text:style-name="T35">1</text:span>row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Georgia" svg:font-family="Georgia, serif"/>
    <style:font-face style:name="Lohit Devanagari1" svg:font-family="'Lohit Devanagari'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0:32:21.448312614</meta:creation-date>
    <dc:date>2022-08-13T19:06:43.345334416</dc:date>
    <meta:editing-duration>PT9M2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0" meta:paragraph-count="327" meta:word-count="2062" meta:character-count="13900" meta:non-whitespace-character-count="11325"/>
  </office:meta>
</office:document-meta>
</file>